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Courier New" svg:font-family="'Courier New'" style:font-adornments="Regular" style:font-family-generic="modern" style:font-pitch="fixed"/>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25in" table:align="center" style:writing-mode="lr-tb"/>
    </style:style>
    <style:style style:name="Table1.A" style:family="table-column">
      <style:table-column-properties style:column-width="1.4993in"/>
    </style:style>
    <style:style style:name="Table1.B" style:family="table-column">
      <style:table-column-properties style:column-width="1in"/>
    </style:style>
    <style:style style:name="Table1.C" style:family="table-column">
      <style:table-column-properties style:column-width="2.7507in"/>
    </style:style>
    <style:style style:name="Table1.1" style:family="table-row">
      <style:table-row-properties fo:keep-together="auto"/>
    </style:style>
    <style:style style:name="Table1.A1" style:family="table-cell">
      <style:table-cell-properties fo:background-color="#ffffff" fo:padding-left="0.0069in" fo:padding-right="0.0069in" fo:padding-top="0in" fo:padding-bottom="0in" fo:border="0.5pt solid #000001">
        <style:background-image/>
      </style:table-cell-properties>
    </style:style>
    <style:style style:name="Table1.A2" style:family="table-cell">
      <style:table-cell-properties fo:background-color="#ffffff" fo:padding-left="0.0069in" fo:padding-right="0.0069in" fo:padding-top="0in" fo:padding-bottom="0in" fo:border-left="0.5pt solid #000001" fo:border-right="0.5pt solid #000001" fo:border-top="none" fo:border-bottom="none">
        <style:background-image/>
      </style:table-cell-properties>
    </style:style>
    <style:style style:name="Table1.A3" style:family="table-cell">
      <style:table-cell-properties fo:background-color="#ffffff" fo:padding-left="0.0069in" fo:padding-right="0.0069in" fo:padding-top="0in" fo:padding-bottom="0in" fo:border-left="0.5pt solid #000001" fo:border-right="0.5pt solid #000001" fo:border-top="0.5pt solid #000001" fo:border-bottom="none">
        <style:background-image/>
      </style:table-cell-properties>
    </style:style>
    <style:style style:name="P1" style:family="paragraph" style:parent-style-name="Standard">
      <style:text-properties fo:font-weight="bold" style:font-weight-asian="bold"/>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paragraph-properties fo:hyphenation-ladder-count="no-limit"/>
      <style:text-properties fo:font-weight="bold" style:letter-kerning="true" style:font-name-asian="Calibri" style:font-weight-asian="bold" style:font-weight-complex="bold" fo:hyphenate="true" fo:hyphenation-remain-char-count="2" fo:hyphenation-push-char-count="2"/>
    </style:style>
    <style:style style:name="P4" style:family="paragraph" style:parent-style-name="Standard">
      <style:paragraph-properties fo:hyphenation-ladder-count="no-limit" style:vertical-align="auto"/>
      <style:text-properties fo:font-weight="bold" style:font-name-asian="Calibri" style:font-weight-asian="bold" fo:hyphenate="true" fo:hyphenation-remain-char-count="2" fo:hyphenation-push-char-count="2"/>
    </style:style>
    <style:style style:name="P5" style:family="paragraph" style:parent-style-name="Standard">
      <style:paragraph-properties fo:hyphenation-ladder-count="no-limit" style:vertical-align="auto"/>
      <style:text-properties fo:font-weight="bold" style:font-name-asian="Calibri" style:font-weight-asian="bold" style:font-style-complex="italic" style:font-weight-complex="bold" fo:hyphenate="true" fo:hyphenation-remain-char-count="2" fo:hyphenation-push-char-count="2"/>
    </style:style>
    <style:style style:name="P6" style:family="paragraph" style:parent-style-name="Standard">
      <style:paragraph-properties fo:text-align="center" style:justify-single-word="false"/>
      <style:text-properties fo:font-size="20pt" fo:font-weight="bold" style:font-size-asian="20pt" style:font-weight-asian="bold" style:font-size-complex="20pt"/>
    </style:style>
    <style:style style:name="P7" style:family="paragraph" style:parent-style-name="Standard">
      <style:paragraph-properties>
        <style:tab-stops>
          <style:tab-stop style:position="0.5in"/>
          <style:tab-stop style:position="6in" style:type="right"/>
        </style:tab-stops>
      </style:paragraph-properties>
    </style:style>
    <style:style style:name="P8" style:family="paragraph" style:parent-style-name="Standard">
      <style:paragraph-properties fo:hyphenation-ladder-count="no-limit" style:vertical-align="auto"/>
      <style:text-properties style:font-name-asian="Calibri" fo:hyphenate="true" fo:hyphenation-remain-char-count="2" fo:hyphenation-push-char-count="2"/>
    </style:style>
    <style:style style:name="P9" style:family="paragraph" style:parent-style-name="Standard">
      <style:paragraph-properties fo:hyphenation-ladder-count="no-limit" style:vertical-align="auto"/>
      <style:text-properties style:font-name-asian="Calibri" fo:hyphenate="true" fo:hyphenation-remain-char-count="2" fo:hyphenation-push-char-count="2"/>
    </style:style>
    <style:style style:name="P10" style:family="paragraph" style:parent-style-name="Standard">
      <style:paragraph-properties fo:hyphenation-ladder-count="no-limit" style:vertical-align="auto"/>
      <style:text-properties fo:hyphenate="true" fo:hyphenation-remain-char-count="2" fo:hyphenation-push-char-count="2"/>
    </style:style>
    <style:style style:name="P11" style:family="paragraph" style:parent-style-name="Standard">
      <style:paragraph-properties fo:hyphenation-ladder-count="no-limit" style:vertical-align="auto"/>
      <style:text-properties officeooo:paragraph-rsid="000e92f3" fo:hyphenate="true" fo:hyphenation-remain-char-count="2" fo:hyphenation-push-char-count="2"/>
    </style:style>
    <style:style style:name="P12" style:family="paragraph" style:parent-style-name="Standard">
      <style:paragraph-properties fo:hyphenation-ladder-count="no-limit"/>
      <style:text-properties fo:hyphenate="true" fo:hyphenation-remain-char-count="2" fo:hyphenation-push-char-count="2"/>
    </style:style>
    <style:style style:name="P13" style:family="paragraph" style:parent-style-name="Standard" style:list-style-name="">
      <style:paragraph-properties fo:hyphenation-ladder-count="no-limit" fo:break-before="page" style:vertical-align="auto"/>
      <style:text-properties officeooo:paragraph-rsid="000e92f3" fo:hyphenate="true" fo:hyphenation-remain-char-count="2" fo:hyphenation-push-char-count="2"/>
    </style:style>
    <style:style style:name="P14" style:family="paragraph" style:parent-style-name="Standard">
      <style:paragraph-properties fo:hyphenation-ladder-count="no-limit" fo:break-before="page" style:vertical-align="auto"/>
      <style:text-properties style:font-name-asian="Calibri" fo:hyphenate="true" fo:hyphenation-remain-char-count="2" fo:hyphenation-push-char-count="2"/>
    </style:style>
    <style:style style:name="P15" style:family="paragraph" style:parent-style-name="Standard">
      <style:paragraph-properties fo:hyphenation-ladder-count="no-limit" fo:break-before="page" style:vertical-align="auto"/>
      <style:text-properties fo:font-style="italic" style:font-name-asian="Calibri" style:font-style-asian="italic" fo:hyphenate="true" fo:hyphenation-remain-char-count="2" fo:hyphenation-push-char-count="2"/>
    </style:style>
    <style:style style:name="P16" style:family="paragraph" style:parent-style-name="Standard" style:list-style-name="WWNum1">
      <style:paragraph-properties fo:hyphenation-ladder-count="no-limit" fo:keep-with-next="always" style:vertical-align="auto"/>
      <style:text-properties fo:hyphenate="true" fo:hyphenation-remain-char-count="2" fo:hyphenation-push-char-count="2"/>
    </style:style>
    <style:style style:name="P17" style:family="paragraph" style:parent-style-name="Standard" style:list-style-name="WWNum2">
      <style:paragraph-properties fo:hyphenation-ladder-count="no-limit" fo:keep-with-next="always" style:vertical-align="auto"/>
      <style:text-properties fo:hyphenate="true" fo:hyphenation-remain-char-count="2" fo:hyphenation-push-char-count="2"/>
    </style:style>
    <style:style style:name="P18" style:family="paragraph" style:parent-style-name="Standard" style:list-style-name="WWNum3">
      <style:paragraph-properties fo:hyphenation-ladder-count="no-limit" fo:keep-with-next="always" style:vertical-align="auto"/>
      <style:text-properties fo:hyphenate="true" fo:hyphenation-remain-char-count="2" fo:hyphenation-push-char-count="2"/>
    </style:style>
    <style:style style:name="P19" style:family="paragraph" style:parent-style-name="Standard">
      <style:paragraph-properties fo:hyphenation-ladder-count="no-limit" fo:keep-with-next="always" style:vertical-align="auto"/>
      <style:text-properties fo:hyphenate="true" fo:hyphenation-remain-char-count="2" fo:hyphenation-push-char-count="2"/>
    </style:style>
    <style:style style:name="P20" style:family="paragraph" style:parent-style-name="Standard">
      <style:paragraph-properties fo:hyphenation-ladder-count="no-limit" fo:keep-with-next="always" style:vertical-align="auto"/>
      <style:text-properties fo:hyphenate="true" fo:hyphenation-remain-char-count="2" fo:hyphenation-push-char-count="2"/>
    </style:style>
    <style:style style:name="P21" style:family="paragraph" style:parent-style-name="Standard">
      <style:paragraph-properties fo:hyphenation-ladder-count="no-limit" fo:keep-with-next="always" style:vertical-align="auto"/>
      <style:text-properties fo:font-weight="bold" style:font-name-asian="Calibri" style:font-weight-asian="bold" style:font-style-complex="italic" style:font-weight-complex="bold" fo:hyphenate="true" fo:hyphenation-remain-char-count="2" fo:hyphenation-push-char-count="2"/>
    </style:style>
    <style:style style:name="P22" style:family="paragraph" style:parent-style-name="Standard">
      <style:paragraph-properties fo:margin-left="1in" fo:margin-right="0in" fo:orphans="0" fo:widows="0" fo:hyphenation-ladder-count="no-limit" fo:text-indent="0in" style:auto-text-indent="false" style:vertical-align="auto"/>
      <style:text-properties style:font-name-asian="Calibri" fo:hyphenate="true" fo:hyphenation-remain-char-count="2" fo:hyphenation-push-char-count="2"/>
    </style:style>
    <style:style style:name="P23" style:family="paragraph" style:parent-style-name="Standard">
      <style:paragraph-properties fo:margin-left="0.5in" fo:margin-right="0in" fo:hyphenation-ladder-count="no-limit" fo:text-indent="0in" style:auto-text-indent="false" style:vertical-align="auto"/>
      <style:text-properties fo:hyphenate="true" fo:hyphenation-remain-char-count="2" fo:hyphenation-push-char-count="2"/>
    </style:style>
    <style:style style:name="P24" style:family="paragraph" style:parent-style-name="Standard">
      <style:paragraph-properties fo:margin-left="0.5in" fo:margin-right="0in" fo:hyphenation-ladder-count="no-limit" fo:text-indent="0in" style:auto-text-indent="false" style:vertical-align="auto"/>
      <style:text-properties officeooo:paragraph-rsid="000e92f3" fo:hyphenate="true" fo:hyphenation-remain-char-count="2" fo:hyphenation-push-char-count="2"/>
    </style:style>
    <style:style style:name="P25" style:family="paragraph" style:parent-style-name="Standard">
      <style:paragraph-properties fo:margin-left="0.5in" fo:margin-right="0in" fo:hyphenation-ladder-count="no-limit" fo:text-indent="0in" style:auto-text-indent="false" style:vertical-align="auto"/>
      <style:text-properties fo:font-style="italic" style:font-name-asian="Calibri" style:font-style-asian="italic" fo:hyphenate="true" fo:hyphenation-remain-char-count="2" fo:hyphenation-push-char-count="2"/>
    </style:style>
    <style:style style:name="P26" style:family="paragraph" style:parent-style-name="Standard">
      <style:paragraph-properties fo:margin-left="0.5in" fo:margin-right="0in" fo:hyphenation-ladder-count="no-limit" fo:text-indent="0in" style:auto-text-indent="false" style:vertical-align="auto"/>
      <style:text-properties fo:font-weight="bold" style:font-name-asian="Calibri" style:font-weight-asian="bold" style:font-style-complex="italic" style:font-weight-complex="bold" fo:hyphenate="true" fo:hyphenation-remain-char-count="2" fo:hyphenation-push-char-count="2"/>
    </style:style>
    <style:style style:name="P27" style:family="paragraph" style:parent-style-name="Standard">
      <style:paragraph-properties fo:margin-left="0.5in" fo:margin-right="0in" fo:hyphenation-ladder-count="no-limit" fo:text-indent="0in" style:auto-text-indent="false" style:vertical-align="auto"/>
      <style:text-properties style:font-name-asian="Calibri" style:font-style-complex="italic" style:font-weight-complex="bold" fo:hyphenate="true" fo:hyphenation-remain-char-count="2" fo:hyphenation-push-char-count="2"/>
    </style:style>
    <style:style style:name="P28" style:family="paragraph" style:parent-style-name="Standard">
      <style:paragraph-properties fo:margin-left="0.5in" fo:margin-right="0in" fo:hyphenation-ladder-count="no-limit" fo:text-indent="0in" style:auto-text-indent="false" fo:keep-with-next="always" style:vertical-align="auto"/>
      <style:text-properties fo:hyphenate="true" fo:hyphenation-remain-char-count="2" fo:hyphenation-push-char-count="2"/>
    </style:style>
    <style:style style:name="P29" style:family="paragraph" style:parent-style-name="Standard">
      <style:paragraph-properties fo:margin-left="0.5in" fo:margin-right="0in" fo:hyphenation-ladder-count="no-limit" fo:text-indent="0in" style:auto-text-indent="false" fo:keep-with-next="always" style:vertical-align="auto"/>
      <style:text-properties fo:font-weight="bold" style:font-name-asian="Calibri" style:font-weight-asian="bold" style:font-style-complex="italic" style:font-weight-complex="bold" fo:hyphenate="true" fo:hyphenation-remain-char-count="2" fo:hyphenation-push-char-count="2"/>
    </style:style>
    <style:style style:name="P30" style:family="paragraph" style:parent-style-name="Standard">
      <style:paragraph-properties fo:margin-left="0.5in" fo:margin-right="0in" fo:hyphenation-ladder-count="no-limit" fo:text-indent="0in" style:auto-text-indent="false" fo:keep-with-next="always" style:vertical-align="auto"/>
      <style:text-properties style:font-name-asian="Calibri" style:font-style-complex="italic" style:font-weight-complex="bold" fo:hyphenate="true" fo:hyphenation-remain-char-count="2" fo:hyphenation-push-char-count="2"/>
    </style:style>
    <style:style style:name="P31" style:family="paragraph" style:parent-style-name="Standard">
      <style:paragraph-properties fo:margin-left="0.25in" fo:margin-right="0in" fo:hyphenation-ladder-count="no-limit" fo:text-indent="0in" style:auto-text-indent="false" style:vertical-align="auto"/>
      <style:text-properties fo:hyphenate="true" fo:hyphenation-remain-char-count="2" fo:hyphenation-push-char-count="2"/>
    </style:style>
    <style:style style:name="P32" style:family="paragraph" style:parent-style-name="Standard">
      <style:paragraph-properties fo:margin-left="0.25in" fo:margin-right="0in" fo:orphans="0" fo:widows="0" fo:hyphenation-ladder-count="no-limit" fo:text-indent="0in" style:auto-text-indent="false" style:vertical-align="auto"/>
      <style:text-properties fo:hyphenate="true" fo:hyphenation-remain-char-count="2" fo:hyphenation-push-char-count="2"/>
    </style:style>
    <style:style style:name="P33" style:family="paragraph" style:parent-style-name="Standard">
      <style:paragraph-properties fo:margin-left="0.25in" fo:margin-right="0in" fo:hyphenation-ladder-count="no-limit" fo:text-indent="0in" style:auto-text-indent="false" style:vertical-align="auto"/>
      <style:text-properties style:font-name-asian="Calibri" fo:hyphenate="true" fo:hyphenation-remain-char-count="2" fo:hyphenation-push-char-count="2"/>
    </style:style>
    <style:style style:name="P34" style:family="paragraph" style:parent-style-name="Standard">
      <style:paragraph-properties fo:margin-left="0.25in" fo:margin-right="0in" fo:orphans="0" fo:widows="0" fo:hyphenation-ladder-count="no-limit" fo:text-indent="0in" style:auto-text-indent="false" style:vertical-align="auto"/>
      <style:text-properties style:font-name-asian="Calibri" fo:hyphenate="true" fo:hyphenation-remain-char-count="2" fo:hyphenation-push-char-count="2"/>
    </style:style>
    <style:style style:name="P35" style:family="paragraph" style:parent-style-name="Standard">
      <style:paragraph-properties fo:margin-left="0.25in" fo:margin-right="0in" fo:hyphenation-ladder-count="no-limit" fo:text-indent="0in" style:auto-text-indent="false" fo:keep-with-next="always" style:vertical-align="auto"/>
      <style:text-properties fo:hyphenate="true" fo:hyphenation-remain-char-count="2" fo:hyphenation-push-char-count="2"/>
    </style:style>
    <style:style style:name="P36" style:family="paragraph" style:parent-style-name="Standard">
      <style:paragraph-properties fo:margin-left="0.25in" fo:margin-right="0in" fo:hyphenation-ladder-count="no-limit" fo:text-indent="0in" style:auto-text-indent="false" fo:keep-with-next="always" style:vertical-align="auto"/>
      <style:text-properties fo:font-weight="bold" style:font-name-asian="Calibri" style:font-weight-asian="bold" style:font-style-complex="italic" style:font-weight-complex="bold" fo:hyphenate="true" fo:hyphenation-remain-char-count="2" fo:hyphenation-push-char-count="2"/>
    </style:style>
    <style:style style:name="P37" style:family="paragraph" style:parent-style-name="Standard">
      <style:paragraph-properties fo:margin-left="0.2in" fo:margin-right="0in" fo:hyphenation-ladder-count="no-limit" fo:text-indent="0in" style:auto-text-indent="false" style:vertical-align="auto"/>
      <style:text-properties fo:hyphenate="true" fo:hyphenation-remain-char-count="2" fo:hyphenation-push-char-count="2"/>
    </style:style>
    <style:style style:name="P38" style:family="paragraph" style:parent-style-name="Standard" style:master-page-name="First_20_Page">
      <style:paragraph-properties fo:text-align="center" style:justify-single-word="false" style:page-number="auto"/>
      <style:text-properties fo:font-weight="bold" style:font-weight-asian="bold"/>
    </style:style>
    <style:style style:name="P39" style:family="paragraph" style:parent-style-name="List_20_Paragraph" style:list-style-name="WWNum4">
      <style:paragraph-properties fo:hyphenation-ladder-count="no-limit" style:vertical-align="auto"/>
      <style:text-properties fo:hyphenate="true" fo:hyphenation-remain-char-count="2" fo:hyphenation-push-char-count="2"/>
    </style:style>
    <style:style style:name="P40" style:family="paragraph" style:parent-style-name="List_20_Paragraph">
      <style:paragraph-properties fo:hyphenation-ladder-count="no-limit" style:vertical-align="auto"/>
      <style:text-properties fo:hyphenate="true" fo:hyphenation-remain-char-count="2" fo:hyphenation-push-char-count="2"/>
    </style:style>
    <style:style style:name="P41" style:family="paragraph" style:parent-style-name="List_20_Paragraph">
      <style:paragraph-properties fo:hyphenation-ladder-count="no-limit" style:vertical-align="auto"/>
      <style:text-properties style:font-name-asian="Calibri" style:font-style-complex="italic" fo:hyphenate="true" fo:hyphenation-remain-char-count="2" fo:hyphenation-push-char-count="2"/>
    </style:style>
    <style:style style:name="P42" style:family="paragraph" style:parent-style-name="List_20_Paragraph">
      <style:text-properties fo:font-weight="bold" style:font-name-asian="Calibri" style:font-weight-asian="bold" style:font-weight-complex="bold"/>
    </style:style>
    <style:style style:name="P43" style:family="paragraph" style:parent-style-name="List_20_Paragraph">
      <style:paragraph-properties fo:hyphenation-ladder-count="no-limit" style:vertical-align="auto"/>
      <style:text-properties fo:font-weight="bold" style:font-name-asian="Calibri" style:font-weight-asian="bold" style:font-style-complex="italic" style:font-weight-complex="bold" fo:hyphenate="true" fo:hyphenation-remain-char-count="2" fo:hyphenation-push-char-count="2"/>
    </style:style>
    <style:style style:name="P44" style:family="paragraph" style:parent-style-name="List_20_Paragraph" style:list-style-name="WWNum5">
      <style:paragraph-properties fo:margin-left="0.25in" fo:margin-right="0in" fo:hyphenation-ladder-count="no-limit" fo:text-indent="-0.25in" style:auto-text-indent="false" style:vertical-align="auto"/>
      <style:text-properties fo:hyphenate="true" fo:hyphenation-remain-char-count="2" fo:hyphenation-push-char-count="2"/>
    </style:style>
    <style:style style:name="P45" style:family="paragraph" style:parent-style-name="List_20_Paragraph">
      <style:paragraph-properties fo:margin-left="0in" fo:margin-right="0in" fo:hyphenation-ladder-count="no-limit" fo:text-indent="0in" style:auto-text-indent="false" style:vertical-align="auto"/>
      <style:text-properties fo:font-weight="bold" style:font-name-asian="Calibri" style:font-weight-asian="bold" style:font-style-complex="italic" style:font-weight-complex="bold" fo:hyphenate="true" fo:hyphenation-remain-char-count="2" fo:hyphenation-push-char-count="2"/>
    </style:style>
    <style:style style:name="P46" style:family="paragraph" style:parent-style-name="List_20_Paragraph">
      <style:paragraph-properties fo:margin-left="0in" fo:margin-right="0in" fo:hyphenation-ladder-count="no-limit" fo:text-indent="0in" style:auto-text-indent="false" style:vertical-align="auto"/>
      <style:text-properties fo:font-weight="bold" style:font-name-asian="Calibri" style:font-weight-asian="bold" style:font-weight-complex="bold" fo:hyphenate="true" fo:hyphenation-remain-char-count="2" fo:hyphenation-push-char-count="2"/>
    </style:style>
    <style:style style:name="P47" style:family="paragraph" style:parent-style-name="List_20_Paragraph">
      <style:paragraph-properties fo:margin-left="0in" fo:margin-right="0in" fo:hyphenation-ladder-count="no-limit" fo:text-indent="0in" style:auto-text-indent="false" style:vertical-align="auto"/>
      <style:text-properties fo:hyphenate="true" fo:hyphenation-remain-char-count="2" fo:hyphenation-push-char-count="2"/>
    </style:style>
    <style:style style:name="P48" style:family="paragraph" style:parent-style-name="List_20_Paragraph" style:list-style-name="WWNum1">
      <style:paragraph-properties fo:margin-left="0in" fo:margin-right="0in" fo:margin-top="0in" fo:margin-bottom="0in" style:contextual-spacing="true" fo:line-height="100%" fo:hyphenation-ladder-count="no-limit" fo:text-indent="0in" style:auto-text-indent="false" style:vertical-align="auto"/>
      <style:text-properties officeooo:paragraph-rsid="000d1d19" fo:hyphenate="true" fo:hyphenation-remain-char-count="2" fo:hyphenation-push-char-count="2"/>
    </style:style>
    <style:style style:name="P49" style:family="paragraph" style:parent-style-name="List_20_Paragraph">
      <style:paragraph-properties fo:hyphenation-ladder-count="no-limit" fo:keep-with-next="always" style:vertical-align="auto"/>
      <style:text-properties fo:hyphenate="true" fo:hyphenation-remain-char-count="2" fo:hyphenation-push-char-count="2"/>
    </style:style>
    <style:style style:name="P50" style:family="paragraph" style:parent-style-name="List_20_Paragraph">
      <style:paragraph-properties fo:hyphenation-ladder-count="no-limit" fo:keep-with-next="always" style:vertical-align="auto"/>
      <style:text-properties style:font-name-asian="Calibri" style:font-style-complex="italic" style:font-weight-complex="bold" fo:hyphenate="true" fo:hyphenation-remain-char-count="2" fo:hyphenation-push-char-count="2"/>
    </style:style>
    <style:style style:name="P51" style:family="paragraph" style:parent-style-name="List_20_Paragraph" style:list-style-name="WWNum1">
      <style:paragraph-properties fo:margin-top="0in" fo:margin-bottom="0in" style:contextual-spacing="true" fo:line-height="100%"/>
      <style:text-properties officeooo:paragraph-rsid="000d1d19"/>
    </style:style>
    <style:style style:name="P52" style:family="paragraph" style:parent-style-name="List_20_Paragraph" style:list-style-name="WWNum1" style:master-page-name="Standard">
      <style:paragraph-properties fo:margin-top="0in" fo:margin-bottom="0in" style:contextual-spacing="true" fo:line-height="100%" style:page-number="auto"/>
      <style:text-properties officeooo:paragraph-rsid="000d1d19"/>
    </style:style>
    <style:style style:name="P53" style:family="paragraph" style:parent-style-name="Contents_20_1">
      <style:paragraph-properties>
        <style:tab-stops>
          <style:tab-stop style:position="6.5in" style:type="right" style:leader-style="dotted" style:leader-text="."/>
        </style:tab-stops>
      </style:paragraph-properties>
    </style:style>
    <style:style style:name="P54" style:family="paragraph" style:parent-style-name="Contents_20_Heading">
      <style:paragraph-properties fo:break-before="page"/>
    </style:style>
    <style:style style:name="T1" style:family="text">
      <style:text-properties fo:font-size="20pt" fo:font-weight="bold" style:font-size-asian="20pt" style:font-weight-asian="bold" style:font-size-complex="20pt"/>
    </style:style>
    <style:style style:name="T2" style:family="text">
      <style:text-properties fo:font-size="20pt" fo:font-weight="bold" officeooo:rsid="000d1d19" style:font-size-asian="20pt" style:font-weight-asian="bold" style:font-size-complex="20pt"/>
    </style:style>
    <style:style style:name="T3" style:family="text">
      <style:text-properties fo:font-weight="bold" style:font-weight-asian="bold"/>
    </style:style>
    <style:style style:name="T4" style:family="text">
      <style:text-properties fo:font-weight="bold" style:letter-kerning="true" style:font-name-asian="Calibri" style:font-weight-asian="bold" style:font-weight-complex="bold"/>
    </style:style>
    <style:style style:name="T5" style:family="text">
      <style:text-properties fo:font-weight="bold" officeooo:rsid="000f402c" style:letter-kerning="true" style:font-name-asian="Calibri" style:font-weight-asian="bold" style:font-weight-complex="bold"/>
    </style:style>
    <style:style style:name="T6" style:family="text">
      <style:text-properties fo:font-weight="bold" style:font-name-asian="Calibri" style:font-weight-asian="bold"/>
    </style:style>
    <style:style style:name="T7" style:family="text">
      <style:text-properties fo:font-weight="bold" style:font-name-asian="Calibri" style:font-weight-asian="bold" style:font-style-complex="italic" style:font-weight-complex="bold"/>
    </style:style>
    <style:style style:name="T8" style:family="text">
      <style:text-properties fo:font-weight="bold" style:font-name-asian="Calibri" style:font-weight-asian="bold" style:font-weight-complex="bold"/>
    </style:style>
    <style:style style:name="T9" style:family="text">
      <style:text-properties style:font-name-asian="Calibri"/>
    </style:style>
    <style:style style:name="T10" style:family="text">
      <style:text-properties style:font-name-asian="Calibri" style:font-style-complex="italic"/>
    </style:style>
    <style:style style:name="T11" style:family="text">
      <style:text-properties style:font-name-asian="Calibri" style:font-style-complex="italic" style:font-weight-complex="bold"/>
    </style:style>
    <style:style style:name="T12" style:family="text">
      <style:text-properties officeooo:rsid="000e92f3" style:font-name-asian="Calibri"/>
    </style:style>
    <style:style style:name="T13" style:family="text">
      <style:text-properties officeooo:rsid="000f402c" style:font-name-asian="Calibri"/>
    </style:style>
    <style:style style:name="T14" style:family="text">
      <style:text-properties fo:color="#000000" fo:font-weight="bold" style:font-name-asian="Calibri" style:font-weight-asian="bold"/>
    </style:style>
    <style:style style:name="T15" style:family="text">
      <style:text-properties fo:font-style="italic" style:font-name-asian="Calibri" style:font-style-asian="italic"/>
    </style:style>
    <style:style style:name="T16" style:family="text">
      <style:text-properties fo:font-style="italic" officeooo:rsid="000d1d19" style:font-name-asian="Calibri" style:font-style-asian="italic"/>
    </style:style>
    <style:style style:name="T17" style:family="text">
      <style:text-properties fo:color="#0000ff" style:text-underline-style="solid" style:text-underline-width="auto" style:text-underline-color="font-color" style:font-name-asian="Calibri"/>
    </style:style>
    <style:style style:name="T18" style:family="text">
      <style:text-properties style:text-underline-style="solid" style:text-underline-width="auto" style:text-underline-color="font-color" style:font-name-asian="Calibri" style:font-style-complex="italic"/>
    </style:style>
    <style:style style:name="T19" style:family="text">
      <style:text-properties fo:font-size="10pt" officeooo:rsid="000d1d19" style:font-size-asian="10pt"/>
    </style:style>
    <style:style style:name="T20" style:family="text">
      <style:text-properties style:font-name="Times New Roman" fo:font-size="12pt" style:font-size-asian="12pt" style:font-name-complex="Times New Roman1" style:font-size-complex="12pt"/>
    </style:style>
    <style:style style:name="T21" style:family="text">
      <style:text-properties officeooo:rsid="000d1d19"/>
    </style:style>
    <style:style style:name="T22" style:family="text">
      <style:text-properties officeooo:rsid="000e92f3"/>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
      <text:h text:style-name="P2" text:outline-level="1"/>
      <text:h text:style-name="P2" text:outline-level="1"/>
      <text:h text:style-name="P2" text:outline-level="1"/>
      <text:h text:style-name="P6" text:outline-level="1"/>
      <text:p text:style-name="Standard"><text:bookmark-start text:name="__RefHeading__835_1087405286"/><text:span text:style-name="T2">ECE485 Final Project</text:span><text:span text:style-name="T1">: </text:span><text:span text:style-name="T2">Split L1 Cache for 32 bit Processor </text:span><text:bookmark-end text:name="__RefHeading__835_1087405286"/></text:p>
      <text:h text:style-name="Standard" text:outline-level="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bookmark-start text:name="__RefHeading__837_1087405286"/>Matthew Branstetter<text:bookmark-end text:name="__RefHeading__837_1087405286"/></text:p>
      <text:p text:style-name="Standard"><text:bookmark-start text:name="__RefHeading__839_1087405286"/>Vernon Jones<text:bookmark-end text:name="__RefHeading__839_1087405286"/></text:p>
      <text:p text:style-name="Standard"><text:bookmark-start text:name="__RefHeading__841_1087405286"/>Yusuf Qedan<text:bookmark-end text:name="__RefHeading__841_1087405286"/></text:p>
      <text:p text:style-name="Standard"><text:bookmark-start text:name="__RefHeading__843_1087405286"/>Tyler Tricker<text:bookmark-end text:name="__RefHeading__843_1087405286"/></text:p>
      <text:p text:style-name="Standard"/>
      <text:p text:style-name="Standard"><text:bookmark-start text:name="__RefHeading__845_1087405286"/>ECE4<text:span text:style-name="T21">85</text:span> <text:span text:style-name="T21">Final</text:span> Project <text:span text:style-name="T22">- Ballin-Dangerzone</text:span><text:bookmark-end text:name="__RefHeading__845_1087405286"/></text:p>
      <text:p text:style-name="Standard"><text:bookmark-start text:name="__RefHeading__847_1087405286"/>Electrical Computer Engineering, Portland State University<text:bookmark-end text:name="__RefHeading__847_1087405286"/></text:p>
      <text:h text:style-name="P1" text:outline-level="1"/>
      <text:table-of-content text:style-name="Sect1" text:protected="true" text:name="Table of Contents1">
        <text:table-of-content-source text:outline-level="1"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54" text:outline-level="1">Table of Contents</text:h>
          </text:index-title>
          <text:h text:style-name="P53" text:outline-level="1"><text:a xlink:type="simple" xlink:href="#__RefHeading__849_1087405286" text:style-name="Index_20_Link" text:visited-style-name="Index_20_Link"><text:line-break/><text:tab/>2</text:a></text:h>
          <text:h text:style-name="P53" text:outline-level="1"><text:a xlink:type="simple" xlink:href="#__RefHeading__851_1087405286" text:style-name="Index_20_Link" text:visited-style-name="Index_20_Link">Version Notice<text:tab/>3</text:a></text:h>
          <text:h text:style-name="P53" text:outline-level="1"><text:a xlink:type="simple" xlink:href="#__RefHeading__881_1087405286" text:style-name="Index_20_Link" text:visited-style-name="Index_20_Link">Trademarks<text:tab/>3</text:a></text:h>
        </text:index-body>
      </text:table-of-content>
      <text:h text:style-name="Standard" text:outline-level="1"/>
      <text:h text:style-name="P7" text:outline-level="1"/>
      <text:h text:style-name="P7" text:outline-level="1"/>
      <text:h text:style-name="P7" text:outline-level="1"><text:bookmark-start text:name="__RefHeading__849_1087405286"/><text:span text:style-name="T3"><text:line-break/></text:span><text:bookmark-end text:name="__RefHeading__849_1087405286"/></text:h>
      <text:h text:style-name="P3" text:outline-level="1"><text:bookmark-start text:name="_Toc512489725"/><text:bookmark-start text:name="_Toc512651250"/></text:h>
      <text:h text:style-name="P13" text:outline-level="1"><text:bookmark-start text:name="__RefHeading__851_1087405286"/><text:span text:style-name="T4">Version </text:span><text:span text:style-name="T5">N</text:span><text:span text:style-name="T4">otice</text:span><text:bookmark-end text:name="_Toc512489725"/><text:bookmark-end text:name="_Toc512651250"/><text:bookmark-end text:name="__RefHeading__851_1087405286"/><text:bookmark text:name="_GoBack"/></text:h>
      <text:h text:style-name="P8" text:outline-level="1"/>
      <text:p text:style-name="P10"><text:bookmark-start text:name="__RefHeading__853_1087405286"/><text:span text:style-name="T9">All revisions of this document are listed in chronological order. There is no relationship between the document number and the software release number.</text:span><text:bookmark-end text:name="__RefHeading__853_1087405286"/></text:p>
      <text:p text:style-name="P8"/>
      <table:table table:name="Table1" table:style-name="Table1">
        <table:table-column table:style-name="Table1.A"/>
        <table:table-column table:style-name="Table1.B"/>
        <table:table-column table:style-name="Table1.C"/>
        <table:table-row table:style-name="Table1.1">
          <table:table-cell table:style-name="Table1.A1" office:value-type="string">
            <text:list xml:id="list39337143" text:style-name="WWNum1">
              <text:list-item>
                <text:p text:style-name="P16"><text:bookmark-start text:name="__RefHeading__855_1087405286"/><text:span text:style-name="T14">Document release</text:span><text:bookmark-end text:name="__RefHeading__855_1087405286"/></text:p>
              </text:list-item>
            </text:list>
          </table:table-cell>
          <table:table-cell table:style-name="Table1.A1" office:value-type="string">
            <text:list xml:id="list39349596" text:style-name="WWNum2">
              <text:list-item>
                <text:p text:style-name="P17"><text:bookmark-start text:name="__RefHeading__857_1087405286"/><text:span text:style-name="T14">Date</text:span><text:bookmark-end text:name="__RefHeading__857_1087405286"/></text:p>
              </text:list-item>
            </text:list>
          </table:table-cell>
          <table:table-cell table:style-name="Table1.A1" office:value-type="string">
            <text:list xml:id="list39332902" text:style-name="WWNum3">
              <text:list-item>
                <text:p text:style-name="P18"><text:bookmark-start text:name="__RefHeading__859_1087405286"/><text:span text:style-name="T14">Description</text:span><text:bookmark-end text:name="__RefHeading__859_1087405286"/></text:p>
              </text:list-item>
            </text:list>
          </table:table-cell>
        </table:table-row>
        <table:table-row table:style-name="Table1.1">
          <table:table-cell table:style-name="Table1.A2" office:value-type="string">
            <text:p text:style-name="P10"><text:bookmark-start text:name="__RefHeading__861_1087405286"/><text:span text:style-name="T15">Draft 1</text:span><text:bookmark-end text:name="__RefHeading__861_1087405286"/></text:p>
          </table:table-cell>
          <table:table-cell table:style-name="Table1.A2" office:value-type="string">
            <text:p text:style-name="P10"><text:bookmark-start text:name="__RefHeading__863_1087405286"/><text:span text:style-name="T16">11</text:span><text:span text:style-name="T15">/</text:span><text:span text:style-name="T16">24</text:span><text:span text:style-name="T15">/2012</text:span><text:bookmark-end text:name="__RefHeading__863_1087405286"/></text:p>
          </table:table-cell>
          <table:table-cell table:style-name="Table1.A2" office:value-type="string">
            <text:p text:style-name="P10"><text:bookmark-start text:name="__RefHeading__865_1087405286"/><text:span text:style-name="T15">Established </text:span><text:span text:style-name="T16">Project</text:span><text:span text:style-name="T15"> Requirements</text:span><text:bookmark-end text:name="__RefHeading__865_1087405286"/></text:p>
          </table:table-cell>
        </table:table-row>
        <table:table-row table:style-name="Table1.1">
          <table:table-cell table:style-name="Table1.A3" office:value-type="string">
            <text:p text:style-name="P10"><text:span text:style-name="T15"/></text:p>
          </table:table-cell>
          <table:table-cell table:style-name="Table1.A3" office:value-type="string">
            <text:p text:style-name="P10"><text:span text:style-name="T15"/></text:p>
          </table:table-cell>
          <table:table-cell table:style-name="Table1.A3" office:value-type="string">
            <text:p text:style-name="P10"><text:span text:style-name="T15"/></text:p>
          </table:table-cell>
        </table:table-row>
        <table:table-row table:style-name="Table1.1">
          <table:table-cell table:style-name="Table1.A1" office:value-type="string">
            <text:p text:style-name="P10"><text:span text:style-name="T15"/></text:p>
          </table:table-cell>
          <table:table-cell table:style-name="Table1.A1" office:value-type="string">
            <text:p text:style-name="P10"><text:span text:style-name="T15"/></text:p>
          </table:table-cell>
          <table:table-cell table:style-name="Table1.A1" office:value-type="string">
            <text:p text:style-name="P10"><text:span text:style-name="T15"/></text:p>
          </table:table-cell>
        </table:table-row>
      </table:table>
      <text:p text:style-name="P22"/>
      <text:p text:style-name="P11"><text:bookmark-start text:name="__RefHeading__867_1087405286"/><text:span text:style-name="T9">This document was created </text:span><text:span text:style-name="T12">by Ballin-Dangerzone</text:span><text:span text:style-name="T9">, Portland State University. </text:span><text:span text:style-name="T12">Ballin-Dangerzon</text:span><text:span text:style-name="T13">e </text:span><text:span text:style-name="T9">has made every effort to ensure that this document is accurate at the time of printing. Obtain additional copies of this document, as well as updated releases, from the following organization:<text:line-break/></text:span><text:bookmark-end text:name="__RefHeading__867_1087405286"/></text:p>
      <text:p text:style-name="P23"><text:bookmark-start text:name="__RefHeading__869_1087405286"/><text:span text:style-name="T9">Matthew Branstetter</text:span><text:bookmark-end text:name="__RefHeading__869_1087405286"/></text:p>
      <text:p text:style-name="P24"><text:bookmark-start text:name="__RefHeading__871_1087405286"/><text:span text:style-name="T9">c/o <text:s/></text:span><text:span text:style-name="T12">Ballin-Dangerzone</text:span><text:bookmark-end text:name="__RefHeading__871_1087405286"/></text:p>
      <text:p text:style-name="P23"><text:bookmark-start text:name="__RefHeading__873_1087405286"/><text:span text:style-name="T9">1020 Madison St.</text:span><text:bookmark-end text:name="__RefHeading__873_1087405286"/></text:p>
      <text:p text:style-name="P23"><text:bookmark-start text:name="__RefHeading__875_1087405286"/><text:span text:style-name="T9">Silverton, OR 97381</text:span><text:bookmark-end text:name="__RefHeading__875_1087405286"/></text:p>
      <text:p text:style-name="P23"><text:bookmark-start text:name="__RefHeading__877_1087405286"/><text:span text:style-name="T9">Phone: 503-873-3181</text:span><text:bookmark-end text:name="__RefHeading__877_1087405286"/></text:p>
      <text:p text:style-name="P23"><text:bookmark-start text:name="__RefHeading__879_1087405286"/><text:span text:style-name="T9">Email: </text:span><text:a xlink:type="simple" xlink:href="mailto:matthew.branstetter@hotmail.com"><text:span text:style-name="T17">matthew.branstetter@hotmail.com</text:span></text:a><text:bookmark-end text:name="__RefHeading__879_1087405286"/></text:p>
      <text:h text:style-name="P25" text:outline-level="1"/>
      <text:h text:style-name="P19" text:outline-level="1"><text:bookmark-start text:name="__RefHeading__881_1087405286"/><text:bookmark-start text:name="_Toc512489726"/><text:bookmark-start text:name="_Toc512651251"/><text:span text:style-name="T4">Trademarks</text:span><text:bookmark-end text:name="__RefHeading__881_1087405286"/><text:bookmark-end text:name="_Toc512489726"/><text:bookmark-end text:name="_Toc512651251"/></text:h>
      <text:p text:style-name="P8"/>
      <text:p text:style-name="P10"><text:bookmark-start text:name="__RefHeading__883_1087405286"/><text:span text:style-name="T9">The trademarks contained in this document are the property of their respective owners.</text:span><text:bookmark-end text:name="__RefHeading__883_1087405286"/></text:p>
      <text:p text:style-name="P14"/>
      <text:p text:style-name="P19"><text:bookmark-start text:name="__RefHeading__885_1087405286"/><text:bookmark-start text:name="_Toc512489728"/><text:bookmark-start text:name="_Toc512651253"/><text:span text:style-name="T4">1. Introduction</text:span><text:bookmark-end text:name="__RefHeading__885_1087405286"/><text:bookmark-end text:name="_Toc512489728"/><text:bookmark-end text:name="_Toc512651253"/></text:p>
      <text:p text:style-name="P4"/>
      <text:p text:style-name="P32"><text:bookmark-start text:name="__RefHeading__887_1087405286"/><text:span text:style-name="T6">Purpose</text:span><text:bookmark-end text:name="__RefHeading__887_1087405286"/></text:p>
      <text:p text:style-name="P34"/>
      <text:p text:style-name="P32"><text:bookmark-start text:name="__RefHeading__889_1087405286"/><text:span text:style-name="T9">The Project Design Specification (PDS) identifies client and design requirements in order to produce a functioning device. It also provides a benchmark to which designs will be validated.</text:span><text:bookmark-end text:name="__RefHeading__889_1087405286"/></text:p>
      <text:p text:style-name="P34"/>
      <text:p text:style-name="P35"><text:bookmark-start text:name="__RefHeading__891_1087405286"/><text:span text:style-name="T7">Scope</text:span><text:bookmark-end text:name="__RefHeading__891_1087405286"/></text:p>
      <text:p text:style-name="P8"/>
      <text:p text:style-name="P35"><text:bookmark-start text:name="__RefHeading__893_1087405286"/><text:span text:style-name="T9">For our ECE 411 practicum project fall term 2012 we need to design something that meets some specific criteria but otherwise is open creatively. Outside of the criteria, we would like to develop a better understanding of the process or steps in which a product goes through before it reaches the shelf or can be purchased by the consumer. This will help facilitate successful completion of our Capstone Project, and provide answers to possible interview questions following graduation. This project will also build on our knowledge of Electrical and Computer Engineering and aid in getting hired despite our lack of industry experience.</text:span><text:bookmark-end text:name="__RefHeading__893_1087405286"/></text:p>
      <text:p text:style-name="P36"/>
      <text:p text:style-name="P35"><text:bookmark-start text:name="__RefHeading__895_1087405286"/><text:span text:style-name="T7">Summary of changes</text:span><text:bookmark-end text:name="__RefHeading__895_1087405286"/></text:p>
      <text:p text:style-name="P8"/>
      <text:p text:style-name="P31"><text:bookmark-start text:name="__RefHeading__897_1087405286"/><text:span text:style-name="T9">The initial draft was created after identifying the client requirements. Additionally, the second draft was created after analyzing the client requirements and our group identifying design requirements. The changes can be seen in Client and Design requirements within this document.</text:span><text:bookmark-end text:name="__RefHeading__897_1087405286"/></text:p>
      <text:p text:style-name="P36"/>
      <text:p text:style-name="P35"><text:bookmark-start text:name="__RefHeading__899_1087405286"/><text:span text:style-name="T7">Review/Concurrence information</text:span><text:bookmark-end text:name="__RefHeading__899_1087405286"/></text:p>
      <text:p text:style-name="P8"/>
      <text:p text:style-name="P31"><text:bookmark-start text:name="__RefHeading__901_1087405286"/><text:span text:style-name="T15">Matthew Branstetter<text:tab/>Initial Review of Draft 1, Draft 2, and Release 1</text:span><text:bookmark-end text:name="__RefHeading__901_1087405286"/></text:p>
      <text:p text:style-name="P31"><text:bookmark-start text:name="__RefHeading__903_1087405286"/><text:span text:style-name="T15">Vernon Jones<text:tab/><text:tab/>Initial Review of Draft 1, Draft 2, and Release 1</text:span><text:bookmark-end text:name="__RefHeading__903_1087405286"/></text:p>
      <text:p text:style-name="P31"><text:bookmark-start text:name="__RefHeading__905_1087405286"/><text:span text:style-name="T15">Yusuf Qedan<text:tab/><text:tab/>Initial Review of Draft 1, Draft 2, and Release 1</text:span><text:bookmark-end text:name="__RefHeading__905_1087405286"/></text:p>
      <text:p text:style-name="P31"><text:bookmark-start text:name="__RefHeading__907_1087405286"/><text:span text:style-name="T15">Tyler Tricker<text:tab/><text:tab/>Initial Review of Draft 1, Draft 2, and Release 1</text:span><text:bookmark-end text:name="__RefHeading__907_1087405286"/></text:p>
      <text:p text:style-name="P31"><text:bookmark-start text:name="__RefHeading__909_1087405286"/><text:span text:style-name="T15">Mark Faust<text:tab/><text:tab/>Review of Release 1<text:tab/></text:span><text:bookmark-end text:name="__RefHeading__909_1087405286"/><text:bookmark-start text:name="_Toc512489729"/><text:bookmark-start text:name="_Toc512651254"/></text:p>
      <text:p text:style-name="P15"><text:bookmark-end text:name="_Toc512489729"/><text:bookmark-end text:name="_Toc512651254"/></text:p>
      <text:p text:style-name="P19"><text:bookmark-start text:name="__RefHeading__911_1087405286"/><text:span text:style-name="T4">2</text:span><text:bookmark-start text:name="_Toc512489732"/><text:bookmark-start text:name="_Toc512651257"/><text:span text:style-name="T4">. </text:span><text:bookmark-end text:name="_Toc512489732"/><text:bookmark-end text:name="_Toc512651257"/><text:span text:style-name="T4">Client requirements</text:span><text:bookmark-end text:name="__RefHeading__911_1087405286"/></text:p>
      <text:p text:style-name="P21"/>
      <text:p text:style-name="P31"><text:bookmark-start text:name="__RefHeading__913_1087405286"/><text:span text:style-name="T9">Your project can do almost anything but must satisfy the following course requirements:</text:span><text:bookmark-end text:name="__RefHeading__913_1087405286"/></text:p>
      <text:p text:style-name="P33"/>
      <text:list xml:id="list39338895" text:style-name="WWNum4">
        <text:list-item>
          <text:p text:style-name="P39"><text:span text:style-name="T9">Have one or more inputs or sensors.</text:span></text:p>
        </text:list-item>
      </text:list>
      <text:p text:style-name="P33"/>
      <text:list xml:id="list29218261" text:continue-numbering="true" text:style-name="WWNum4">
        <text:list-item>
          <text:p text:style-name="P39"><text:span text:style-name="T9">Have one or more outputs or transducers.</text:span></text:p>
        </text:list-item>
      </text:list>
      <text:p text:style-name="P33"/>
      <text:list xml:id="list29236789" text:continue-numbering="true" text:style-name="WWNum4">
        <text:list-item>
          <text:p text:style-name="P39"><text:span text:style-name="T9">Have one or more processing modules which control some of the outputs based on the inputs.</text:span></text:p>
        </text:list-item>
      </text:list>
      <text:p text:style-name="P33"/>
      <text:list xml:id="list29208831" text:continue-numbering="true" text:style-name="WWNum4">
        <text:list-item>
          <text:p text:style-name="P39"><text:span text:style-name="T9">Use a two layer PCB that is between 1 and 16 in2, with no side of the board being less than 1 inch or more than 12 inches.</text:span></text:p>
        </text:list-item>
      </text:list>
      <text:p text:style-name="P33"/>
      <text:list xml:id="list29214038" text:continue-numbering="true" text:style-name="WWNum4">
        <text:list-item>
          <text:p text:style-name="P39"><text:span text:style-name="T9">Use components that can be hand soldered or easily soldered in a crude reflow oven.</text:span></text:p>
        </text:list-item>
      </text:list>
      <text:p text:style-name="P42"/>
      <text:p text:style-name="P12"><text:bookmark-start text:name="__RefHeading__915_1087405286"/><text:span text:style-name="T8">3. Design requirements</text:span><text:bookmark-end text:name="__RefHeading__915_1087405286"/></text:p>
      <text:p text:style-name="P10"><text:bookmark-start text:name="__RefHeading__917_1087405286"/><text:span text:style-name="T7"><text:s/></text:span><text:bookmark-end text:name="__RefHeading__917_1087405286"/></text:p>
      <text:list xml:id="list39350324" text:style-name="WWNum5">
        <text:list-item>
          <text:p text:style-name="P44"><text:span text:style-name="T7">Physical and Operational characteristics:</text:span></text:p>
        </text:list-item>
      </text:list>
      <text:p text:style-name="P45"/>
      <text:p text:style-name="P40"><text:span text:style-name="T7">Performance Requirements</text:span></text:p>
      <text:p text:style-name="P43"/>
      <text:p text:style-name="P40"><text:span text:style-name="T10">The disk must still be able to sustain flight after assembly. Rotational inertia should be minimally affected. The device must be able to withstand sustained shocks. Batteries must be replaceable. <text:line-break/></text:span></text:p>
      <text:p text:style-name="P40"><text:span text:style-name="T7">Safety</text:span></text:p>
      <text:p text:style-name="P23"><text:bookmark-start text:name="__RefHeading__919_1087405286"/><text:span text:style-name="T11">The device must be void of sharp edges that could cut or slice soft tissue at the touch. All electronics must be fully sheathed and covered to protect against burns.</text:span><text:bookmark-end text:name="__RefHeading__919_1087405286"/></text:p>
      <text:p text:style-name="P26"/>
      <text:p text:style-name="P23"><text:bookmark-start text:name="__RefHeading__921_1087405286"/><text:span text:style-name="T7">Testing</text:span><text:bookmark-end text:name="__RefHeading__921_1087405286"/></text:p>
      <text:p text:style-name="P23"><text:bookmark-start text:name="__RefHeading__923_1087405286"/><text:span text:style-name="T10">The system must be tested for functionality and reliability. Reliability testing must test the requirements outlined in the Operating Environment. The Functionality testing must test the client requirements. Testing may be destructive so multiple prototypes may be desirable.</text:span><text:span text:style-name="T7"><text:line-break/></text:span><text:bookmark-end text:name="__RefHeading__923_1087405286"/></text:p>
      <text:p text:style-name="P23"><text:bookmark-start text:name="__RefHeading__925_1087405286"/><text:span text:style-name="T7">Accuracy and Reliability</text:span><text:bookmark-end text:name="__RefHeading__925_1087405286"/></text:p>
      <text:p text:style-name="P23"><text:bookmark-start text:name="__RefHeading__927_1087405286"/><text:span text:style-name="T11">The gyro sensor should recognize when Frisbee is thrown with no less than 2000 degrees per second sensitivity.</text:span><text:bookmark-end text:name="__RefHeading__927_1087405286"/></text:p>
      <text:p text:style-name="P26"/>
      <text:p text:style-name="P23"><text:bookmark-start text:name="__RefHeading__929_1087405286"/><text:span text:style-name="T7">Life in Service</text:span><text:bookmark-end text:name="__RefHeading__929_1087405286"/></text:p>
      <text:p text:style-name="P23"><text:bookmark-start text:name="__RefHeading__931_1087405286"/><text:span text:style-name="T11">The device will be used multiple times and must last for a minimum of two years.</text:span><text:bookmark-end text:name="__RefHeading__931_1087405286"/></text:p>
      <text:p text:style-name="P26"/>
      <text:p text:style-name="P23"><text:bookmark-start text:name="__RefHeading__933_1087405286"/><text:span text:style-name="T7">Shelf Life</text:span><text:bookmark-end text:name="__RefHeading__933_1087405286"/></text:p>
      <text:p text:style-name="P23"><text:bookmark-start text:name="__RefHeading__935_1087405286"/><text:span text:style-name="T11">The device must be able to be used for up to two years after production.</text:span><text:bookmark-end text:name="__RefHeading__935_1087405286"/></text:p>
      <text:p text:style-name="P27"><text:soft-page-break/></text:p>
      <text:p text:style-name="P23"><text:bookmark-start text:name="__RefHeading__937_1087405286"/><text:span text:style-name="T7">Operating Environment</text:span><text:bookmark-end text:name="__RefHeading__937_1087405286"/></text:p>
      <text:p text:style-name="P49"><text:span text:style-name="T11">The device will be used in an outdoor environment and must be able to withstand temperatures ranging between 0 and 55 degrees Celsius (32 and 130 degrees Fahrenheit). The device must be able to withstand surface water and should be able to be immersed in water to a depth of 10 meters for no longer than 60 seconds without damaging any electrical components.</text:span></text:p>
      <text:p text:style-name="P50"/>
      <text:p text:style-name="P28"><text:bookmark-start text:name="__RefHeading__939_1087405286"/><text:span text:style-name="T7">Ergonomics</text:span><text:bookmark-end text:name="__RefHeading__939_1087405286"/></text:p>
      <text:p text:style-name="P28"><text:bookmark-start text:name="__RefHeading__941_1087405286"/><text:span text:style-name="T10">The additional weight of the disc should not increase the rotational inertia high enough so as to cause the user discomfort. Any batteries should be easily replaceable.</text:span><text:bookmark-end text:name="__RefHeading__941_1087405286"/></text:p>
      <text:p text:style-name="P29"/>
      <text:p text:style-name="P28"><text:bookmark-start text:name="__RefHeading__943_1087405286"/><text:span text:style-name="T7">Size</text:span><text:bookmark-end text:name="__RefHeading__943_1087405286"/></text:p>
      <text:p text:style-name="P49"><text:span text:style-name="T10">The package must fit on a standard sized disk; standard being defined by the World Flying Disc Federation. <text:line-break/></text:span></text:p>
      <text:p text:style-name="P28"><text:bookmark-start text:name="__RefHeading__945_1087405286"/><text:span text:style-name="T7">Materials</text:span><text:bookmark-end text:name="__RefHeading__945_1087405286"/></text:p>
      <text:p text:style-name="P49"><text:span text:style-name="T10">The electrical system must consist of a 2 layer PCB, containing more than 75% of surface mount components. The design may be designed in Eagle-CAD. Due to the mobility constraints of a flying disc, it should be operational off a standard battery pack. The electrical system may also have a DC connector for an external power source. The PCB must have silk screening on one side.</text:span><text:span text:style-name="T7"><text:line-break/></text:span></text:p>
      <text:p text:style-name="P49"><text:span text:style-name="T7">Cleaning</text:span></text:p>
      <text:p text:style-name="P49"><text:span text:style-name="T11">Device must be able to be cleaned with a moist cloth and should be able to be placed under a typical kitchen faucet with running water without damaging device.</text:span></text:p>
      <text:p text:style-name="P29"/>
      <text:list xml:id="list29208808" text:continue-numbering="true" text:style-name="WWNum5">
        <text:list-item>
          <text:p text:style-name="P44"><text:span text:style-name="T7">Product Characteristics</text:span></text:p>
        </text:list-item>
      </text:list>
      <text:p text:style-name="P21"/>
      <text:p text:style-name="P28"><text:bookmark-start text:name="__RefHeading__947_1087405286"/><text:span text:style-name="T7">Quantity</text:span><text:bookmark-end text:name="__RefHeading__947_1087405286"/></text:p>
      <text:p text:style-name="P49"><text:span text:style-name="T11">One prototype should be constructed. More maybe made as required. The prototype may not be required to follow the same tests as the finished product but the finished product must be tested. More than one finished product should be made.</text:span></text:p>
      <text:p text:style-name="P30"/>
      <text:p text:style-name="P28"><text:bookmark-start text:name="__RefHeading__949_1087405286"/><text:span text:style-name="T7">Target Product Cost</text:span><text:bookmark-end text:name="__RefHeading__949_1087405286"/></text:p>
      <text:p text:style-name="P49"><text:span text:style-name="T11">Device will be sold singularly to Frisbee enthusiasts. The cost should be no greater than $100.</text:span></text:p>
      <text:p text:style-name="P21"/>
      <text:p text:style-name="P5"/>
      <text:list xml:id="list29231207" text:continue-numbering="true" text:style-name="WWNum5">
        <text:list-item>
          <text:p text:style-name="P44"><text:span text:style-name="T7">Miscellaneous:</text:span><text:span text:style-name="T11">.<text:tab/></text:span></text:p>
        </text:list-item>
      </text:list>
      <text:p text:style-name="P50"/>
      <text:p text:style-name="P28"><text:bookmark-start text:name="__RefHeading__951_1087405286"/><text:span text:style-name="T7">Target Product Cost</text:span><text:bookmark-end text:name="__RefHeading__951_1087405286"/></text:p>
      <text:p text:style-name="P40"><text:span text:style-name="T10">Device will be sold singularly to Frisbee enthusiasts. The cost should be no greater than $100.</text:span></text:p>
      <text:p text:style-name="P43"/>
      <text:p text:style-name="P23"><text:bookmark-start text:name="__RefHeading__953_1087405286"/><text:span text:style-name="T7">Usability</text:span><text:bookmark-end text:name="__RefHeading__953_1087405286"/></text:p>
      <text:p text:style-name="P23"><text:bookmark-start text:name="__RefHeading__955_1087405286"/><text:soft-page-break/><text:span text:style-name="T10">The disc should be easily usable by any novice flying disc thrower. <text:line-break/></text:span><text:bookmark-end text:name="__RefHeading__955_1087405286"/></text:p>
      <text:p text:style-name="P23"><text:bookmark-start text:name="__RefHeading__957_1087405286"/><text:span text:style-name="T7">Legal</text:span><text:bookmark-end text:name="__RefHeading__957_1087405286"/></text:p>
      <text:p text:style-name="P40"><text:span text:style-name="T10">All design and manufacturing must not infringe on another parties: copyright, trademark, patent rights, or intellectual property. This Project is also released under the GPLv2 license.</text:span></text:p>
      <text:p text:style-name="P41"/>
      <text:p text:style-name="P47"><text:span text:style-name="T8">4. <text:s/>References</text:span></text:p>
      <text:p text:style-name="P46"/>
      <text:p text:style-name="P37"><text:bookmark-start text:name="__RefHeading__959_1087405286"/><text:span text:style-name="T18">GNU GPLv2 - </text:span><text:a xlink:type="simple" xlink:href="http://www.gnu.org/licenses/gpl-2.0.html"><text:span text:style-name="T18">http://www.gnu.org/licenses/gpl-2.0.html</text:span></text:a><text:span text:style-name="T10">.<text:line-break/>World Flying Disc Association - </text:span><text:a xlink:type="simple" xlink:href="http://www.wfdf.org/"><text:span text:style-name="T10">http://www.wfdf.org/</text:span></text:a><text:bookmark-end text:name="__RefHeading__959_1087405286"/></text:p>
      <text:list xml:id="list29210498" text:continue-list="list39337143" text:style-name="WWNum1">
        <text:list-item>
          <text:p text:style-name="P52"><text:span text:style-name="T20">Title page</text:span></text:p>
          <text:list>
            <text:list-item>
              <text:p text:style-name="P51"><text:span text:style-name="T20">Title, team members, report date</text:span></text:p>
            </text:list-item>
          </text:list>
        </text:list-item>
        <text:list-item>
          <text:p text:style-name="P51"><text:span text:style-name="T20">Preface</text:span></text:p>
          <text:list>
            <text:list-item>
              <text:p text:style-name="P51"><text:span text:style-name="T20">Briefly introduces the reader to the report. Includes subject, purpose, acknowledgements.</text:span></text:p>
            </text:list-item>
          </text:list>
        </text:list-item>
        <text:list-item>
          <text:p text:style-name="P51"><text:span text:style-name="T20">Table of contents</text:span><text:bookmark text:name="_GoBack1"/></text:p>
        </text:list-item>
        <text:list-item>
          <text:p text:style-name="P51"><text:span text:style-name="T20">List of figures</text:span></text:p>
        </text:list-item>
        <text:list-item>
          <text:p text:style-name="P51"><text:span text:style-name="T20">Abstract or summary: A mini-report</text:span></text:p>
          <text:list>
            <text:list-item>
              <text:p text:style-name="P51"><text:span text:style-name="T20">Summary is written last</text:span></text:p>
            </text:list-item>
            <text:list-item>
              <text:p text:style-name="P51"><text:span text:style-name="T20">Excludes all the supporting materials</text:span></text:p>
            </text:list-item>
            <text:list-item>
              <text:p text:style-name="P51"><text:span text:style-name="T20">Includes the objective, the approach, the results, and the conclusions and recommendations.</text:span></text:p>
            </text:list-item>
          </text:list>
        </text:list-item>
        <text:list-item>
          <text:p text:style-name="P51"><text:span text:style-name="T20">Main text</text:span></text:p>
          <text:list>
            <text:list-item>
              <text:p text:style-name="P51"><text:span text:style-name="T20">Introduction</text:span></text:p>
              <text:list>
                <text:list-item>
                  <text:p text:style-name="P51"><text:span text:style-name="T20">Prepares the reader for easier comprehension.</text:span></text:p>
                </text:list-item>
                <text:list-item>
                  <text:p text:style-name="P51"><text:span text:style-name="T20">Helps the reader understand the purpose of the project, and should</text:span></text:p>
                </text:list-item>
                <text:list-item>
                  <text:p text:style-name="P51"><text:span text:style-name="T20">include:</text:span></text:p>
                  <text:list>
                    <text:list-item>
                      <text:p text:style-name="P51"><text:span text:style-name="T20">The subject</text:span></text:p>
                    </text:list-item>
                    <text:list-item>
                      <text:p text:style-name="P51"><text:span text:style-name="T20">Background information</text:span></text:p>
                    </text:list-item>
                    <text:list-item>
                      <text:p text:style-name="P51"><text:span text:style-name="T20">Purpose of the report</text:span></text:p>
                      <text:list>
                        <text:list-item>
                          <text:p text:style-name="P51"><text:span text:style-name="T20">Is this project relevant and informative to me?</text:span></text:p>
                        </text:list-item>
                      </text:list>
                    </text:list-item>
                    <text:list-item>
                      <text:p text:style-name="P51"><text:span text:style-name="T20">The scope of the project</text:span></text:p>
                    </text:list-item>
                    <text:list-item>
                      <text:p text:style-name="P51"><text:span text:style-name="T20">Plan of the development (organization)</text:span></text:p>
                    </text:list-item>
                  </text:list>
                </text:list-item>
              </text:list>
            </text:list-item>
            <text:list-item>
              <text:p text:style-name="P51"><text:span text:style-name="T20">Body [Design work - Final design report]</text:span></text:p>
              <text:list>
                <text:list-item>
                  <text:p text:style-name="P51"><text:span text:style-name="T20">Product design specifications.</text:span></text:p>
                </text:list-item>
                <text:list-item>
                  <text:p text:style-name="P51"><text:span text:style-name="T20">Introduce the final design.</text:span></text:p>
                </text:list-item>
                <text:list-item>
                  <text:p text:style-name="P51"><text:span text:style-name="T20">Divide based on product functionally.</text:span></text:p>
                </text:list-item>
                <text:list-item>
                  <text:p text:style-name="P51"><text:span text:style-name="T20">Divide into assemblies and components.</text:span></text:p>
                </text:list-item>
                <text:list-item>
                  <text:p text:style-name="P51"><text:span text:style-name="T20">Show how components work together.</text:span></text:p>
                </text:list-item>
                <text:list-item>
                  <text:p text:style-name="P51"><text:span text:style-name="T20">Describe each component in detail</text:span></text:p>
                </text:list-item>
                <text:list-item>
                  <text:p text:style-name="P51"><text:span text:style-name="T20">Describe assembly, operations, safety, maintenance, and</text:span></text:p>
                </text:list-item>
                <text:list-item>
                  <text:p text:style-name="P51"><text:span text:style-name="T20">disposal procedures.</text:span></text:p>
                </text:list-item>
                <text:list-item>
                  <text:p text:style-name="P51"><text:span text:style-name="T20">Describe product development decisions in attachments.</text:span></text:p>
                </text:list-item>
              </text:list>
            </text:list-item>
            <text:list-item>
              <text:p text:style-name="P51"><text:span text:style-name="T20">Conclusions and Recommendations</text:span></text:p>
              <text:list>
                <text:list-item>
                  <text:p text:style-name="P51"><text:span text:style-name="T20">Summarize the entire work</text:span></text:p>
                </text:list-item>
                <text:list-item>
                  <text:p text:style-name="P51"><text:span text:style-name="T20">State your conclusions</text:span></text:p>
                  <text:list>
                    <text:list-item>
                      <text:p text:style-name="P51"><text:span text:style-name="T20">strong and weak features of the design</text:span></text:p>
                    </text:list-item>
                  </text:list>
                </text:list-item>
                <text:list-item>
                  <text:p text:style-name="P51"><text:span text:style-name="T20">Make recommendations [if any]</text:span></text:p>
                  <text:list>
                    <text:list-item>
                      <text:p text:style-name="P51"><text:span text:style-name="T20">What did not work and what to do about it</text:span></text:p>
                    </text:list-item>
                    <text:list-item>
                      <text:p text:style-name="P51"><text:span text:style-name="T20">What aspects of design may need improvement</text:span></text:p>
                    </text:list-item>
                  </text:list>
                </text:list-item>
              </text:list>
            </text:list-item>
          </text:list>
        </text:list-item>
        <text:list-item>
          <text:p text:style-name="P48"><text:span text:style-name="T20">Back matter: Bibliography, appendix</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Courier New" svg:font-family="'Courier New'" style:font-adornments="Regular" style:font-family-generic="modern" style:font-pitch="fixed"/>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vertical-align="baseline"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paragraph-properties fo:orphans="2" fo:widows="2" fo:hyphenation-ladder-count="no-limit" style:writing-mode="lr-tb"/>
      <style:text-properties style:use-window-font-color="true" fo:font-size="12pt" style:font-size-asian="12pt" style:font-size-complex="12pt"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paragraph-properties fo:margin-top="0.0693in" fo:margin-bottom="0.0693in" style:contextual-spacing="false"/>
      <style:text-properties fo:color="#000000"/>
    </style:style>
    <style:style style:name="Plain_20_Text" style:display-name="Plain Text" style:family="paragraph" style:parent-style-name="Standard" style:default-outline-level="">
      <style:text-properties fo:font-size="10pt" style:font-size-complex="10pt"/>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5in" style:type="right" style:leader-style="dotted" style:leader-text="."/>
        </style:tab-stops>
      </style:paragraph-properties>
    </style:style>
    <style:style style:name="Default_20_Paragraph_20_Font" style:display-name="Default Paragraph Font" style:family="text"/>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Courier New1"/>
    </style:style>
    <style:style style:name="ListLabel_20_2" style:display-name="ListLabel 2" style:family="text">
      <style:text-properties fo:font-style="normal" style:font-style-asian="normal"/>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margin-left="0.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margin-left="0.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listtab" fo:margin-left="0.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500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500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00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00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00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00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fo:font-size="10pt" officeooo:rsid="000d1d19" style:font-size-asian="10pt"/>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41" style:layout-grid-base-height="0.1665in" style:layout-grid-ruby-height="0.0598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5116" number:language="en" number:country="US">
      <number:month/>
      <number:text>/</number:text>
      <number:day/>
      <number:text>/</number:text>
      <number:year number:style="long"/>
    </number:date-style>
  </office:automatic-styles>
  <office:master-styles>
    <style:master-page style:name="Standard" style:page-layout-name="Mpm1">
      <style:footer>
        <text:p text:style-name="Footer">Rev. <text:date style:data-style-name="N5116" text:date-value="2012-11-25T09:08:34.34">11/24/2012</text:date><text:tab/><text:page-number text:select-page="current">8</text:page-number><text:tab/><text:span text:style-name="MT1">Final Project.odt</text:span></text:p>
        <text:p text:style-name="Footer"/>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posal Template for Design Reports</dc:title>
    <meta:initial-creator>Michael P. Alley</meta:initial-creator>
    <meta:editing-cycles>5</meta:editing-cycles>
    <meta:print-date>2012-10-17T17:02:00</meta:print-date>
    <meta:creation-date>2012-10-17T16:49:00</meta:creation-date>
    <dc:date>2012-11-25T09:08:34.32</dc:date>
    <meta:editing-duration>PT5S</meta:editing-duration>
    <meta:generator>LibreOffice/3.6$Windows_x86 LibreOffice_project/58f22d5-270d05a-e2abed1-ea17a85-9b5702</meta:generator>
    <meta:document-statistic meta:table-count="1" meta:image-count="0" meta:object-count="0" meta:page-count="8" meta:paragraph-count="128" meta:word-count="1206" meta:character-count="7542" meta:non-whitespace-character-count="6480"/>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uthorEmail" meta:value-type="string">gasimmer@vt.edu</meta:user-defined>
    <meta:user-defined meta:name="_AuthorEmailDisplayName" meta:value-type="string">Garnett Edwin Simmers Jr.</meta:user-defined>
    <meta:user-defined meta:name="_EmailSubject" meta:value-type="string">4015 Proposal</meta:user-defined>
    <meta:template xlink:type="simple" xlink:actuate="onRequest" xlink:title="Normal" xlink:href=""/>
  </office:meta>
</office:document-meta>
</file>